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576.018" calcext:value-type="float">
            <text:p>576.018</text:p>
          </table:table-cell>
          <table:table-cell office:value-type="float" office:value="348.653" calcext:value-type="float">
            <text:p>348.653</text:p>
          </table:table-cell>
          <table:table-cell office:value-type="float" office:value="359.207" calcext:value-type="float">
            <text:p>359.207</text:p>
          </table:table-cell>
          <table:table-cell office:value-type="float" office:value="337.874" calcext:value-type="float">
            <text:p>337.874</text:p>
          </table:table-cell>
          <table:table-cell table:formula="of:=([.C1]-[.D1])/2" office:value-type="float" office:value="10.6665" calcext:value-type="float">
            <text:p>10.6665</text:p>
          </table:table-cell>
        </table:table-row>
        <table:table-row table:style-name="ro1">
          <table:table-cell office:value-type="float" office:value="614.631" calcext:value-type="float">
            <text:p>614.631</text:p>
          </table:table-cell>
          <table:table-cell office:value-type="float" office:value="352.695" calcext:value-type="float">
            <text:p>352.695</text:p>
          </table:table-cell>
          <table:table-cell office:value-type="float" office:value="356.512" calcext:value-type="float">
            <text:p>356.512</text:p>
          </table:table-cell>
          <table:table-cell office:value-type="float" office:value="349.102" calcext:value-type="float">
            <text:p>349.102</text:p>
          </table:table-cell>
          <table:table-cell table:formula="of:=([.C2]-[.D2])/2" office:value-type="float" office:value="3.70500000000001" calcext:value-type="float">
            <text:p>3.705</text:p>
          </table:table-cell>
        </table:table-row>
        <table:table-row table:style-name="ro1">
          <table:table-cell office:value-type="float" office:value="646.426" calcext:value-type="float">
            <text:p>646.426</text:p>
          </table:table-cell>
          <table:table-cell office:value-type="float" office:value="347.979" calcext:value-type="float">
            <text:p>347.979</text:p>
          </table:table-cell>
          <table:table-cell office:value-type="float" office:value="353.368" calcext:value-type="float">
            <text:p>353.368</text:p>
          </table:table-cell>
          <table:table-cell office:value-type="float" office:value="342.59" calcext:value-type="float">
            <text:p>342.59</text:p>
          </table:table-cell>
          <table:table-cell table:formula="of:=([.C3]-[.D3])/2" office:value-type="float" office:value="5.38900000000001" calcext:value-type="float">
            <text:p>5.389</text:p>
          </table:table-cell>
        </table:table-row>
        <table:table-row table:style-name="ro1">
          <table:table-cell office:value-type="float" office:value="701.242" calcext:value-type="float">
            <text:p>701.242</text:p>
          </table:table-cell>
          <table:table-cell office:value-type="float" office:value="350.898" calcext:value-type="float">
            <text:p>350.898</text:p>
          </table:table-cell>
          <table:table-cell office:value-type="float" office:value="354.042" calcext:value-type="float">
            <text:p>354.042</text:p>
          </table:table-cell>
          <table:table-cell office:value-type="float" office:value="347.979" calcext:value-type="float">
            <text:p>347.979</text:p>
          </table:table-cell>
          <table:table-cell table:formula="of:=([.C4]-[.D4])/2" office:value-type="float" office:value="3.03150000000002" calcext:value-type="float">
            <text:p>3.0315</text:p>
          </table:table-cell>
        </table:table-row>
        <table:table-row table:style-name="ro1">
          <table:table-cell office:value-type="float" office:value="748.621" calcext:value-type="float">
            <text:p>748.621</text:p>
          </table:table-cell>
          <table:table-cell office:value-type="float" office:value="344.611" calcext:value-type="float">
            <text:p>344.611</text:p>
          </table:table-cell>
          <table:table-cell office:value-type="float" office:value="348.204" calcext:value-type="float">
            <text:p>348.204</text:p>
          </table:table-cell>
          <table:table-cell office:value-type="float" office:value="341.243" calcext:value-type="float">
            <text:p>341.243</text:p>
          </table:table-cell>
          <table:table-cell table:formula="of:=([.C5]-[.D5])/2" office:value-type="float" office:value="3.48050000000001" calcext:value-type="float">
            <text:p>3.4805</text:p>
          </table:table-cell>
        </table:table-row>
        <table:table-row table:style-name="ro1">
          <table:table-cell office:value-type="float" office:value="791.563" calcext:value-type="float">
            <text:p>791.563</text:p>
          </table:table-cell>
          <table:table-cell office:value-type="float" office:value="356.287" calcext:value-type="float">
            <text:p>356.287</text:p>
          </table:table-cell>
          <table:table-cell office:value-type="float" office:value="363.698" calcext:value-type="float">
            <text:p>363.698</text:p>
          </table:table-cell>
          <table:table-cell office:value-type="float" office:value="348.428" calcext:value-type="float">
            <text:p>348.428</text:p>
          </table:table-cell>
          <table:table-cell table:formula="of:=([.C6]-[.D6])/2" office:value-type="float" office:value="7.63500000000002" calcext:value-type="float">
            <text:p>7.635</text:p>
          </table:table-cell>
        </table:table-row>
        <table:table-row table:style-name="ro1">
          <table:table-cell office:value-type="float" office:value="852.734" calcext:value-type="float">
            <text:p>852.734</text:p>
          </table:table-cell>
          <table:table-cell office:value-type="float" office:value="329.341" calcext:value-type="float">
            <text:p>329.341</text:p>
          </table:table-cell>
          <table:table-cell office:value-type="float" office:value="336.527" calcext:value-type="float">
            <text:p>336.527</text:p>
          </table:table-cell>
          <table:table-cell office:value-type="float" office:value="322.605" calcext:value-type="float">
            <text:p>322.605</text:p>
          </table:table-cell>
          <table:table-cell table:formula="of:=([.C7]-[.D7])/2" office:value-type="float" office:value="6.96100000000004" calcext:value-type="float">
            <text:p>6.961</text:p>
          </table:table-cell>
        </table:table-row>
        <table:table-row table:style-name="ro1">
          <table:table-cell office:value-type="float" office:value="892.819" calcext:value-type="float">
            <text:p>892.819</text:p>
          </table:table-cell>
          <table:table-cell office:value-type="float" office:value="278.817" calcext:value-type="float">
            <text:p>278.817</text:p>
          </table:table-cell>
          <table:table-cell office:value-type="float" office:value="290.045" calcext:value-type="float">
            <text:p>290.045</text:p>
          </table:table-cell>
          <table:table-cell office:value-type="float" office:value="267.59" calcext:value-type="float">
            <text:p>267.59</text:p>
          </table:table-cell>
          <table:table-cell table:formula="of:=([.C8]-[.D8])/2" office:value-type="float" office:value="11.2275" calcext:value-type="float">
            <text:p>11.2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6:13:02.450863126</meta:creation-date>
    <dc:date>2016-12-06T16:14:30.058628094</dc:date>
    <meta:editing-duration>PT1M27S</meta:editing-duration>
    <meta:editing-cycles>1</meta:editing-cycles>
    <meta:document-statistic meta:table-count="1" meta:cell-count="40" meta:object-count="0"/>
    <meta:generator>LibreOffice/5.1.4.2$Linux_X86_64 LibreOffice_project/10m0$Build-2</meta:generator>
  </office:meta>
</office:document-meta>
</file>